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6">
        <text:span text:style-name="T1">Fecha</text:span>
        <text:span text:style-name="T3">: 08/05/2015</text:span>
      </text:p>
      <text:p text:style-name="P6"/>
      <text:p text:style-name="P7">
        <text:span text:style-name="T2">Area</text:span>
        <text:span text:style-name="T4">: </text:span>
        <text:span text:style-name="T5">Sistemas</text:span>
      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1111</text:p>
          </table:table-cell>
          <table:table-cell table:style-name="TABLA_5f_CONSUMO_5f_DIRECTO.B2" office:value-type="string">
            <text:p text:style-name="P12">mouse optico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156</text:p>
          </table:table-cell>
          <table:table-cell table:style-name="TABLA_5f_CONSUMO_5f_DIRECTO.E2" office:value-type="string">
            <text:p text:style-name="P20">45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50</text:p>
          </table:table-cell>
          <table:table-cell table:style-name="TABLA_5f_CONSUMO_5f_DIRECTO.E2" office:value-type="string">
            <text:p text:style-name="P20">3.0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gestion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